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widows="1" fo:text-indent="0cm" style:auto-text-indent="false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variant="normal" fo:text-transform="none" fo:color="#000000" style:font-name="Trebuchet MS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.25pt" fo:letter-spacing="normal" fo:font-style="italic" fo:font-weight="normal"/>
    </style:style>
    <style:style style:name="T3" style:family="text">
      <style:text-properties fo:font-variant="normal" fo:text-transform="none" fo:color="#000000" style:text-position="33% 80%" style:font-name="Trebuchet MS" fo:font-size="11.25pt" fo:letter-spacing="normal" fo:font-style="normal" fo:font-weight="normal"/>
    </style:style>
    <style:style style:name="T4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 Pythagorean triplet is a set of three natural numbers, </text:span><text:span text:style-name="Variable"><text:span text:style-name="T2">a </text:span></text:span><text:span text:style-name="T1">&lt; </text:span><text:span text:style-name="Variable"><text:span text:style-name="T2">b </text:span></text:span><text:span text:style-name="T1">&lt; </text:span><text:span text:style-name="Variable"><text:span text:style-name="T2">c</text:span></text:span><text:span text:style-name="T1">, for which,</text:span></text:p>
      <text:p text:style-name="P3"><text:span text:style-name="Variable"><text:span text:style-name="T2">a</text:span></text:span><text:span text:style-name="T3">2 </text:span><text:span text:style-name="T1">+ </text:span><text:span text:style-name="Variable"><text:span text:style-name="T2">b</text:span></text:span><text:span text:style-name="T3">2 </text:span><text:span text:style-name="T1">= </text:span><text:span text:style-name="Variable"><text:span text:style-name="T2">c</text:span></text:span><text:span text:style-name="T3">2</text:span></text:p>
      <text:p text:style-name="P1">For example, 3<text:span text:style-name="T4">2 </text:span>+ 4<text:span text:style-name="T4">2 </text:span>= 9 + 16 = 25 = 5<text:span text:style-name="T4">2</text:span>.</text:p>
      <text:p text:style-name="P3"><text:span text:style-name="T1">There exists exactly one Pythagorean triplet for which </text:span><text:span text:style-name="Variable"><text:span text:style-name="T2">a </text:span></text:span><text:span text:style-name="T1">+ </text:span><text:span text:style-name="Variable"><text:span text:style-name="T2">b </text:span></text:span><text:span text:style-name="T1">+ </text:span><text:span text:style-name="Variable"><text:span text:style-name="T2">c </text:span></text:span><text:span text:style-name="T1">= 1000.<text:line-break/>Find the product </text:span><text:span text:style-name="Variable"><text:span text:style-name="T2">abc</text:span></text:span><text:span text:style-name="T1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05T20:27:41.869000000</dc:date>
    <meta:editing-duration>PT1M36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4" meta:word-count="54" meta:character-count="224" meta:non-whitespace-character-count="174"/>
  </office:meta>
</office:document-meta>
</file>